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F000000EADE15FCF5FD006120.png" manifest:media-type="image/png"/>
  <manifest:file-entry manifest:full-path="Pictures/10000000000003840000001C1682B7F12E3BFBF1.png" manifest:media-type="image/png"/>
  <manifest:file-entry manifest:full-path="Pictures/10000000000002BC000000EBD44EC2C8E895A706.png" manifest:media-type="image/png"/>
  <manifest:file-entry manifest:full-path="Pictures/10000201000003840000001D0047F856DD8D62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5.973cm" fo:min-width="19.09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6.416cm" fo:min-width="19.0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8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44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1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37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58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8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738cm"/>
    </style:style>
    <style:style style:name="gr14" style:family="graphic" style:parent-style-name="objectwithoutfill">
      <style:graphic-properties draw:marker-end="Symmetric_20_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94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13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1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40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8pt" style:font-weight-asian="normal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0pt" style:font-size-asian="18pt" style:font-weight-asian="normal" style:font-size-complex="18pt"/>
    </style:style>
    <style:style style:name="P6" style:family="paragraph">
      <loext:graphic-properties draw:fill="none"/>
      <style:paragraph-properties fo:text-align="end"/>
    </style:style>
    <style:style style:name="T1" style:family="text">
      <style:text-properties fo:font-size="10pt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6.223cm" svg:x="1cm" svg:y="7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9cm" svg:height="6.666cm" svg:x="1cm" svg:y="13.846cm">
          <draw:glue-point draw:id="4" svg:x="-4.286cm" svg:y="-0.265cm"/>
          <draw:glue-point draw:id="5" svg:x="-1.823cm" svg:y="-0.265cm"/>
          <draw:glue-point draw:id="6" svg:x="-1.175cm" svg:y="-0.265cm"/>
          <draw:glue-point draw:id="7" svg:x="-0.461cm" svg:y="0.687cm"/>
          <draw:glue-point draw:id="8" svg:x="0.121cm" svg:y="-0.265cm"/>
          <draw:glue-point draw:id="9" svg:x="0.704cm" svg:y="0.687cm"/>
          <draw:glue-point draw:id="10" svg:x="1.418cm" svg:y="0.687cm"/>
          <draw:glue-point draw:id="11" svg:x="4.529cm" svg:y="0.687cm"/>
          <text:p/>
          <draw:enhanced-geometry svg:viewBox="0 0 21600 21600" draw:type="rectangle" draw:enhanced-path="M 0 0 L 21600 0 21600 21600 0 21600 0 0 Z N"/>
        </draw:custom-shape>
        <draw:frame draw:style-name="gr3" draw:text-style-name="P2" xml:id="id13" draw:id="id13" draw:layer="layout" svg:width="19.589cm" svg:height="0.63cm" svg:x="1.001cm" svg:y="17.018cm">
          <draw:image xlink:href="Pictures/10000201000003840000001D0047F856DD8D6298.png" xlink:type="simple" xlink:show="embed" xlink:actuate="onLoad">
            <text:p/>
          </draw:image>
          <draw:glue-point draw:id="4" svg:x="-4.416cm" svg:y="-5cm"/>
          <draw:glue-point draw:id="5" svg:x="-4.287cm" svg:y="-5cm"/>
          <draw:glue-point draw:id="6" svg:x="-1.938cm" svg:y="-5cm"/>
          <draw:glue-point draw:id="7" svg:x="-1.685cm" svg:y="-5cm"/>
          <draw:glue-point draw:id="8" svg:x="-1.302cm" svg:y="-5cm"/>
          <draw:glue-point draw:id="9" svg:x="-1.05cm" svg:y="-5cm"/>
          <draw:glue-point draw:id="10" svg:x="-0.665cm" svg:y="-5cm"/>
          <draw:glue-point draw:id="11" svg:x="-0.326cm" svg:y="-5cm"/>
          <draw:glue-point draw:id="12" svg:x="0.055cm" svg:y="-5cm"/>
          <draw:glue-point draw:id="13" svg:x="0.7cm" svg:y="-5cm"/>
          <draw:glue-point draw:id="14" svg:x="1.482cm" svg:y="-3.158cm"/>
          <draw:glue-point draw:id="15" svg:x="1.547cm" svg:y="4.968cm"/>
          <draw:glue-point draw:id="16" svg:x="-0.656cm" svg:y="4.714cm"/>
          <draw:glue-point draw:id="17" svg:x="-0.332cm" svg:y="4.476cm"/>
          <draw:glue-point draw:id="18" svg:x="4.594cm" svg:y="4.761cm"/>
          <draw:glue-point draw:id="19" svg:x="4.854cm" svg:y="4.761cm"/>
          <draw:glue-point draw:id="20" svg:x="0.703cm" svg:y="4.825cm"/>
        </draw:frame>
        <draw:frame draw:style-name="gr3" draw:text-style-name="P2" xml:id="id2" draw:id="id2" draw:layer="layout" svg:width="19.589cm" svg:height="0.607cm" svg:x="1.032cm" svg:y="10.291cm">
          <draw:image xlink:href="Pictures/10000000000003840000001C1682B7F12E3BFBF1.png" xlink:type="simple" xlink:show="embed" xlink:actuate="onLoad">
            <text:p/>
          </draw:image>
          <draw:glue-point draw:id="4" svg:x="-4.812cm" svg:y="-4.991cm"/>
          <draw:glue-point draw:id="5" svg:x="-4.488cm" svg:y="-4.991cm"/>
          <draw:glue-point draw:id="6" svg:x="-4.173cm" svg:y="4.728cm"/>
          <draw:glue-point draw:id="7" svg:x="-3.918cm" svg:y="4.695cm"/>
          <draw:glue-point draw:id="8" svg:x="-3.516cm" svg:y="-4.991cm"/>
          <draw:glue-point draw:id="9" svg:x="-3.074cm" svg:y="-4.991cm"/>
          <draw:glue-point draw:id="10" svg:x="-1.656cm" svg:y="-4.991cm"/>
          <draw:glue-point draw:id="11" svg:x="-1.255cm" svg:y="-4.991cm"/>
          <draw:glue-point draw:id="12" svg:x="-0.224cm" svg:y="-4.991cm"/>
          <draw:glue-point draw:id="13" svg:x="0.494cm" svg:y="-4.991cm"/>
          <draw:glue-point draw:id="14" svg:x="3.412cm" svg:y="-4.991cm"/>
          <draw:glue-point draw:id="15" svg:x="3.857cm" svg:y="-4.827cm"/>
          <draw:glue-point draw:id="16" svg:x="-2.552cm" svg:y="4.514cm"/>
          <draw:glue-point draw:id="17" svg:x="-2.095cm" svg:y="4.695cm"/>
          <draw:glue-point draw:id="18" svg:x="-0.801cm" svg:y="4.695cm"/>
          <draw:glue-point draw:id="19" svg:x="-0.542cm" svg:y="4.514cm"/>
          <draw:glue-point draw:id="20" svg:x="1.661cm" svg:y="4.695cm"/>
          <draw:glue-point draw:id="21" svg:x="2.374cm" svg:y="4.942cm"/>
        </draw:frame>
        <draw:frame draw:style-name="gr3" draw:text-style-name="P2" draw:layer="layout" svg:width="19.02cm" svg:height="6.189cm" svg:x="1.351cm" svg:y="20.7cm">
          <draw:image xlink:href="Pictures/10000000000002CF000000EADE15FCF5FD006120.png" xlink:type="simple" xlink:show="embed" xlink:actuate="onLoad">
            <text:p/>
          </draw:image>
        </draw:frame>
        <draw:frame draw:style-name="gr3" draw:text-style-name="P2" draw:layer="layout" svg:width="18.517cm" svg:height="6.215cm" svg:x="1.602cm" svg:y="1.087cm">
          <draw:image xlink:href="Pictures/10000000000002BC000000EBD44EC2C8E895A706.png" xlink:type="simple" xlink:show="embed" xlink:actuate="onLoad">
            <text:p/>
          </draw:image>
        </draw:frame>
        <draw:frame draw:style-name="gr4" draw:text-style-name="P3" xml:id="id1" draw:id="id1" draw:layer="layout" svg:width="1.34cm" svg:height="0.645cm" svg:x="0.952cm" svg:y="8.285cm">
          <draw:text-box>
            <text:p><text:span text:style-name="T1">Undo</text:span></text:p>
          </draw:text-box>
        </draw:frame>
        <draw:frame draw:style-name="gr4" draw:text-style-name="P3" draw:layer="layout" svg:width="1.34cm" svg:height="0.645cm" svg:x="2.052cm" svg:y="8.286cm">
          <draw:text-box>
            <text:p><text:span text:style-name="T1">Redo</text:span></text:p>
          </draw:text-box>
        </draw:frame>
        <draw:frame draw:style-name="gr5" draw:text-style-name="P3" xml:id="id5" draw:id="id5" draw:layer="layout" svg:width="2.081cm" svg:height="0.645cm" svg:x="3.352cm" svg:y="8.286cm">
          <draw:text-box>
            <text:p><text:span text:style-name="T1">Grid Snap</text:span></text:p>
          </draw:text-box>
        </draw:frame>
        <draw:frame draw:style-name="gr6" draw:text-style-name="P5" xml:id="id3" draw:id="id3" draw:layer="layout" svg:width="1.941cm" svg:height="1.039cm" svg:x="1.352cm" svg:y="11.886cm">
          <draw:text-box>
            <text:p text:style-name="P4"><text:span text:style-name="T1">Quantize</text:span></text:p>
            <text:p text:style-name="P4"><text:span text:style-name="T1">Selection</text:span></text:p>
          </draw:text-box>
        </draw:frame>
        <draw:frame draw:style-name="gr7" draw:text-style-name="P3" xml:id="id4" draw:id="id4" draw:layer="layout" svg:width="1.319cm" svg:height="0.645cm" svg:x="3.252cm" svg:y="11.886cm">
          <draw:text-box>
            <text:p><text:span text:style-name="T1">Tools</text:span></text:p>
          </draw:text-box>
        </draw:frame>
        <draw:frame draw:style-name="gr8" draw:text-style-name="P3" xml:id="id6" draw:id="id6" draw:layer="layout" svg:width="2.411cm" svg:height="0.645cm" svg:x="5.052cm" svg:y="11.922cm">
          <draw:text-box>
            <text:p><text:span text:style-name="T1">Note Length</text:span></text:p>
          </draw:text-box>
        </draw:frame>
        <draw:frame draw:style-name="gr9" draw:text-style-name="P5" xml:id="id7" draw:id="id7" draw:layer="layout" svg:width="2.873cm" svg:height="1.039cm" svg:x="6.617cm" svg:y="7.933cm">
          <draw:text-box>
            <text:p text:style-name="P4"><text:span text:style-name="T1">Zoom</text:span></text:p>
            <text:p text:style-name="P4"><text:span text:style-name="T1">(pixels-to-ticks)</text:span></text:p>
          </draw:text-box>
        </draw:frame>
        <draw:frame draw:style-name="gr10" draw:text-style-name="P5" xml:id="id10" draw:id="id10" draw:layer="layout" svg:width="2.081cm" svg:height="1.039cm" svg:x="8.452cm" svg:y="11.986cm">
          <draw:text-box>
            <text:p text:style-name="P4"><text:span text:style-name="T1">Key of</text:span></text:p>
            <text:p text:style-name="P4"><text:span text:style-name="T1">Sequence</text:span></text:p>
          </draw:text-box>
        </draw:frame>
        <draw:frame draw:style-name="gr11" draw:text-style-name="P5" xml:id="id8" draw:id="id8" draw:layer="layout" svg:width="1.692cm" svg:height="1.039cm" svg:x="10.217cm" svg:y="7.933cm">
          <draw:text-box>
            <text:p text:style-name="P4"><text:span text:style-name="T1">Musical</text:span></text:p>
            <text:p text:style-name="P4"><text:span text:style-name="T1">Scale</text:span></text:p>
          </draw:text-box>
        </draw:frame>
        <draw:frame draw:style-name="gr12" draw:text-style-name="P5" xml:id="id11" draw:id="id11" draw:layer="layout" svg:width="2.377cm" svg:height="1.039cm" svg:x="13.552cm" svg:y="11.986cm">
          <draw:text-box>
            <text:p text:style-name="P4"><text:span text:style-name="T1">Background</text:span></text:p>
            <text:p text:style-name="P4"><text:span text:style-name="T1">Sequence</text:span></text:p>
          </draw:text-box>
        </draw:frame>
        <draw:frame draw:style-name="gr13" draw:text-style-name="P5" xml:id="id9" draw:id="id9" draw:layer="layout" svg:width="2.238cm" svg:height="1.039cm" svg:x="16.817cm" svg:y="7.933cm">
          <draw:text-box>
            <text:p text:style-name="P4"><text:span text:style-name="T1">Chord</text:span></text:p>
            <text:p text:style-name="P4"><text:span text:style-name="T1">Generation</text:span></text:p>
          </draw:text-box>
        </draw:frame>
        <draw:connector draw:style-name="gr14" draw:text-style-name="P6" draw:layer="layout" svg:x1="1.622cm" svg:y1="8.93cm" svg:x2="1.4cm" svg:y2="10.292cm" draw:start-shape="id1" draw:start-glue-point="2" draw:end-shape="id2" draw:end-glue-point="4" svg:d="M1622 8930v681h-222v681" svg:viewBox="0 0 223 1363">
          <text:p/>
        </draw:connector>
        <draw:connector draw:style-name="gr14" draw:text-style-name="P6" draw:layer="layout" svg:x1="2.697cm" svg:y1="9.013cm" svg:x2="2.035cm" svg:y2="10.292cm" draw:end-shape="id2" draw:end-glue-point="5" svg:d="M2697 9013v389h-662v890" svg:viewBox="0 0 663 1280">
          <text:p/>
        </draw:connector>
        <draw:connector draw:style-name="gr14" draw:text-style-name="P6" draw:layer="layout" svg:x1="2.322cm" svg:y1="11.886cm" svg:x2="2.652cm" svg:y2="10.88cm" draw:start-shape="id3" draw:start-glue-point="0" draw:end-shape="id2" draw:end-glue-point="6" svg:d="M2322 11886v-494h330v-512" svg:viewBox="0 0 331 1007">
          <text:p/>
        </draw:connector>
        <draw:connector draw:style-name="gr14" draw:text-style-name="P6" draw:layer="layout" svg:x1="3.911cm" svg:y1="11.886cm" svg:x2="3.152cm" svg:y2="10.878cm" draw:start-shape="id4" draw:start-glue-point="0" draw:end-shape="id2" draw:end-glue-point="7" svg:d="M3911 11886v-494h-759v-514" svg:viewBox="0 0 760 1009">
          <text:p/>
        </draw:connector>
        <draw:connector draw:style-name="gr14" draw:text-style-name="P6" draw:layer="layout" svg:x1="4.392cm" svg:y1="8.931cm" svg:x2="3.939cm" svg:y2="10.292cm" draw:start-shape="id5" draw:start-glue-point="2" draw:end-shape="id2" draw:end-glue-point="8" svg:d="M4392 8931v680h-453v681" svg:viewBox="0 0 454 1362">
          <text:p/>
        </draw:connector>
        <draw:connector draw:style-name="gr14" draw:text-style-name="P6" draw:layer="layout" svg:x1="4.392cm" svg:y1="8.931cm" svg:x2="4.805cm" svg:y2="10.292cm" draw:start-shape="id5" draw:start-glue-point="2" draw:end-shape="id2" draw:end-glue-point="9" svg:d="M4392 8931v680h413v681" svg:viewBox="0 0 414 1362">
          <text:p/>
        </draw:connector>
        <draw:connector draw:style-name="gr14" draw:text-style-name="P6" draw:layer="layout" svg:x1="6.257cm" svg:y1="11.922cm" svg:x2="5.827cm" svg:y2="10.867cm" draw:start-shape="id6" draw:start-glue-point="0" draw:end-shape="id2" draw:end-glue-point="16" svg:d="M6257 11922v-512h-430v-543" svg:viewBox="0 0 431 1056">
          <text:p/>
        </draw:connector>
        <draw:connector draw:style-name="gr14" draw:text-style-name="P6" draw:layer="layout" svg:x1="6.257cm" svg:y1="11.922cm" svg:x2="6.723cm" svg:y2="10.878cm" draw:start-shape="id6" draw:start-glue-point="0" draw:end-shape="id2" draw:end-glue-point="17" svg:d="M6257 11922v-512h466v-532" svg:viewBox="0 0 467 1045">
          <text:p/>
        </draw:connector>
        <draw:connector draw:style-name="gr14" draw:text-style-name="P6" draw:layer="layout" svg:x1="8.053cm" svg:y1="8.972cm" svg:x2="7.583cm" svg:y2="10.292cm" draw:start-shape="id7" draw:start-glue-point="2" draw:end-shape="id2" draw:end-glue-point="10" svg:d="M8053 8972v660h-470v660" svg:viewBox="0 0 471 1321">
          <text:p/>
        </draw:connector>
        <draw:connector draw:style-name="gr14" draw:text-style-name="P6" draw:layer="layout" svg:x1="8.053cm" svg:y1="8.972cm" svg:x2="8.368cm" svg:y2="10.292cm" draw:start-shape="id7" draw:start-glue-point="2" draw:end-shape="id2" draw:end-glue-point="11" svg:d="M8053 8972v660h315v660" svg:viewBox="0 0 316 1321">
          <text:p/>
        </draw:connector>
        <draw:connector draw:style-name="gr14" draw:text-style-name="P6" draw:layer="layout" svg:x1="11.063cm" svg:y1="8.972cm" svg:x2="10.388cm" svg:y2="10.292cm" draw:start-shape="id8" draw:start-glue-point="2" draw:end-shape="id2" draw:end-glue-point="12" svg:d="M11063 8972v660h-675v660" svg:viewBox="0 0 676 1321">
          <text:p/>
        </draw:connector>
        <draw:connector draw:style-name="gr14" draw:text-style-name="P6" draw:layer="layout" svg:x1="11.063cm" svg:y1="8.972cm" svg:x2="11.793cm" svg:y2="10.292cm" draw:start-shape="id8" draw:start-glue-point="2" draw:end-shape="id2" draw:end-glue-point="13" svg:d="M11063 8972v660h730v660" svg:viewBox="0 0 731 1321">
          <text:p/>
        </draw:connector>
        <draw:connector draw:style-name="gr14" draw:text-style-name="P6" draw:layer="layout" svg:x1="17.936cm" svg:y1="8.972cm" svg:x2="17.509cm" svg:y2="10.292cm" draw:start-shape="id9" draw:start-glue-point="2" draw:end-shape="id2" draw:end-glue-point="14" svg:d="M17936 8972v660h-427v660" svg:viewBox="0 0 428 1321">
          <text:p/>
        </draw:connector>
        <draw:connector draw:style-name="gr14" draw:text-style-name="P6" draw:layer="layout" svg:x1="17.936cm" svg:y1="8.972cm" svg:x2="18.381cm" svg:y2="10.302cm" draw:start-shape="id9" draw:start-glue-point="2" draw:end-shape="id2" draw:end-glue-point="15" svg:d="M17936 8972v660h445v670" svg:viewBox="0 0 446 1331">
          <text:p/>
        </draw:connector>
        <draw:connector draw:style-name="gr14" draw:text-style-name="P6" draw:layer="layout" svg:x1="9.492cm" svg:y1="11.986cm" svg:x2="9.257cm" svg:y2="10.878cm" draw:start-shape="id10" draw:start-glue-point="0" draw:end-shape="id2" draw:end-glue-point="18" svg:d="M9492 11986v-544h-235v-564" svg:viewBox="0 0 236 1109">
          <text:p/>
        </draw:connector>
        <draw:connector draw:style-name="gr14" draw:text-style-name="P6" draw:layer="layout" svg:x1="9.492cm" svg:y1="11.986cm" svg:x2="9.765cm" svg:y2="10.867cm" draw:start-shape="id10" draw:start-glue-point="0" draw:end-shape="id2" draw:end-glue-point="19" svg:d="M9492 11986v-544h273v-575" svg:viewBox="0 0 274 1120">
          <text:p/>
        </draw:connector>
        <draw:connector draw:style-name="gr14" draw:text-style-name="P6" draw:layer="layout" svg:x1="14.74cm" svg:y1="11.986cm" svg:x2="14.079cm" svg:y2="10.878cm" draw:start-shape="id11" draw:start-glue-point="0" draw:end-shape="id2" draw:end-glue-point="20" svg:d="M14740 11986v-544h-661v-564" svg:viewBox="0 0 662 1109">
          <text:p/>
        </draw:connector>
        <draw:connector draw:style-name="gr14" draw:text-style-name="P6" draw:layer="layout" svg:x1="14.74cm" svg:y1="11.986cm" svg:x2="15.476cm" svg:y2="10.893cm" draw:start-shape="id11" draw:start-glue-point="0" draw:end-shape="id2" draw:end-glue-point="21" svg:d="M14740 11986v-544h736v-549" svg:viewBox="0 0 737 1094">
          <text:p/>
        </draw:connector>
        <draw:frame draw:style-name="gr15" draw:text-style-name="P3" xml:id="id12" draw:id="id12" draw:layer="layout" svg:width="1.632cm" svg:height="0.645cm" svg:x="1.752cm" svg:y="14.886cm">
          <draw:text-box>
            <text:p><text:span text:style-name="T1">Pattern</text:span></text:p>
          </draw:text-box>
        </draw:frame>
        <draw:frame draw:style-name="gr11" draw:text-style-name="P5" xml:id="id14" draw:id="id14" draw:layer="layout" svg:width="1.692cm" svg:height="1.039cm" svg:x="5.752cm" svg:y="14.587cm">
          <draw:text-box>
            <text:p text:style-name="P4"><text:span text:style-name="T1">Beats</text:span></text:p>
            <text:p text:style-name="P4"><text:span text:style-name="T1">Per Bar</text:span></text:p>
          </draw:text-box>
        </draw:frame>
        <draw:frame draw:style-name="gr16" draw:text-style-name="P5" xml:id="id15" draw:id="id15" draw:layer="layout" svg:width="2.449cm" svg:height="1.039cm" svg:x="7.252cm" svg:y="14.587cm">
          <draw:text-box>
            <text:p text:style-name="P4"><text:span text:style-name="T1">Beat Unit</text:span></text:p>
            <text:p text:style-name="P4"><text:span text:style-name="T1">(Beat Width)</text:span></text:p>
          </draw:text-box>
        </draw:frame>
        <draw:frame draw:style-name="gr17" draw:text-style-name="P5" xml:id="id17" draw:id="id17" draw:layer="layout" svg:width="1.632cm" svg:height="1.433cm" svg:x="9.052cm" svg:y="18.987cm">
          <draw:text-box>
            <text:p text:style-name="P4"><text:span text:style-name="T1">Pattern</text:span></text:p>
            <text:p text:style-name="P4"><text:span text:style-name="T1">Length</text:span></text:p>
            <text:p text:style-name="P4"><text:span text:style-name="T1">(bars)</text:span></text:p>
          </draw:text-box>
        </draw:frame>
        <draw:frame draw:style-name="gr18" draw:text-style-name="P3" xml:id="id16" draw:id="id16" draw:layer="layout" svg:width="2.614cm" svg:height="0.645cm" svg:x="9.952cm" svg:y="14.887cm">
          <draw:text-box>
            <text:p><text:span text:style-name="T1">Transposable</text:span></text:p>
          </draw:text-box>
        </draw:frame>
        <draw:frame draw:style-name="gr19" draw:text-style-name="P5" xml:id="id18" draw:id="id18" draw:layer="layout" svg:width="1.907cm" svg:height="1.039cm" svg:x="12.052cm" svg:y="18.987cm">
          <draw:text-box>
            <text:p text:style-name="P4"><text:span text:style-name="T1">MIDI Out</text:span></text:p>
            <text:p text:style-name="P4"><text:span text:style-name="T1">Device</text:span></text:p>
          </draw:text-box>
        </draw:frame>
        <draw:frame draw:style-name="gr19" draw:text-style-name="P5" xml:id="id19" draw:id="id19" draw:layer="layout" svg:width="1.907cm" svg:height="1.039cm" svg:x="18.252cm" svg:y="18.987cm">
          <draw:text-box>
            <text:p text:style-name="P4"><text:span text:style-name="T1">MIDI Out</text:span></text:p>
            <text:p text:style-name="P4"><text:span text:style-name="T1">Port</text:span></text:p>
          </draw:text-box>
        </draw:frame>
        <draw:connector draw:style-name="gr14" draw:text-style-name="P6" draw:layer="layout" draw:line-skew="-0.035cm" svg:x1="2.568cm" svg:y1="15.531cm" svg:x2="2.145cm" svg:y2="17.018cm" draw:start-shape="id12" draw:start-glue-point="2" draw:end-shape="id13" draw:end-glue-point="4" svg:d="M2568 15531v709h-423v778" svg:viewBox="0 0 424 1488">
          <text:p/>
        </draw:connector>
        <draw:connector draw:style-name="gr14" draw:text-style-name="P6" draw:layer="layout" draw:line-skew="-0.082cm" svg:x1="6.598cm" svg:y1="15.626cm" svg:x2="6.999cm" svg:y2="17.018cm" draw:start-shape="id14" draw:start-glue-point="2" draw:end-shape="id13" draw:end-glue-point="6" svg:d="M6598 15626v614h401v778" svg:viewBox="0 0 402 1393">
          <text:p/>
        </draw:connector>
        <draw:connector draw:style-name="gr14" draw:text-style-name="P6" draw:layer="layout" draw:line-skew="-0.082cm" svg:x1="6.598cm" svg:y1="15.626cm" svg:x2="7.495cm" svg:y2="17.018cm" draw:start-shape="id14" draw:start-glue-point="2" draw:end-shape="id13" draw:end-glue-point="7" svg:d="M6598 15626v614h897v778" svg:viewBox="0 0 898 1393">
          <text:p/>
        </draw:connector>
        <draw:connector draw:style-name="gr14" draw:text-style-name="P6" draw:layer="layout" draw:line-skew="-0.082cm" svg:x1="8.476cm" svg:y1="15.626cm" svg:x2="8.245cm" svg:y2="17.018cm" draw:start-shape="id15" draw:start-glue-point="2" draw:end-shape="id13" draw:end-glue-point="8" svg:d="M8476 15626v614h-231v778" svg:viewBox="0 0 232 1393">
          <text:p/>
        </draw:connector>
        <draw:connector draw:style-name="gr14" draw:text-style-name="P6" draw:layer="layout" draw:line-skew="-0.082cm" svg:x1="8.476cm" svg:y1="15.626cm" svg:x2="8.739cm" svg:y2="17.018cm" draw:start-shape="id15" draw:start-glue-point="2" draw:end-shape="id13" draw:end-glue-point="9" svg:d="M8476 15626v614h263v778" svg:viewBox="0 0 264 1393">
          <text:p/>
        </draw:connector>
        <draw:connector draw:style-name="gr14" draw:text-style-name="P6" draw:layer="layout" svg:x1="11.259cm" svg:y1="15.532cm" svg:x2="10.902cm" svg:y2="17.018cm" draw:start-shape="id16" draw:start-glue-point="2" draw:end-shape="id13" draw:end-glue-point="12" svg:d="M11259 15532v743h-357v743" svg:viewBox="0 0 358 1487">
          <text:p/>
        </draw:connector>
        <draw:connector draw:style-name="gr14" draw:text-style-name="P6" draw:layer="layout" svg:x1="9.868cm" svg:y1="18.987cm" svg:x2="9.51cm" svg:y2="17.629cm" draw:start-shape="id17" draw:start-glue-point="0" draw:end-shape="id13" draw:end-glue-point="16" svg:d="M9868 18987v-669h-358v-689" svg:viewBox="0 0 359 1359">
          <text:p/>
        </draw:connector>
        <draw:connector draw:style-name="gr14" draw:text-style-name="P6" draw:layer="layout" svg:x1="9.868cm" svg:y1="18.987cm" svg:x2="10.145cm" svg:y2="17.614cm" draw:start-shape="id17" draw:start-glue-point="0" draw:end-shape="id13" draw:end-glue-point="17" svg:d="M9868 18987v-669h277v-704" svg:viewBox="0 0 278 1374">
          <text:p/>
        </draw:connector>
        <draw:connector draw:style-name="gr14" draw:text-style-name="P6" draw:layer="layout" svg:x1="13.005cm" svg:y1="18.987cm" svg:x2="12.172cm" svg:y2="17.636cm" draw:start-shape="id18" draw:start-glue-point="0" draw:end-shape="id13" draw:end-glue-point="20" svg:d="M13005 18987v-669h-833v-682" svg:viewBox="0 0 834 1352">
          <text:p/>
        </draw:connector>
        <draw:connector draw:style-name="gr14" draw:text-style-name="P6" draw:layer="layout" svg:x1="13.005cm" svg:y1="18.987cm" svg:x2="13.825cm" svg:y2="17.645cm" draw:start-shape="id18" draw:start-glue-point="0" draw:end-shape="id13" draw:end-glue-point="15" svg:d="M13005 18987v-669h820v-673" svg:viewBox="0 0 821 1343">
          <text:p/>
        </draw:connector>
        <draw:connector draw:style-name="gr14" draw:text-style-name="P6" draw:layer="layout" svg:x1="19.205cm" svg:y1="18.987cm" svg:x2="19.794cm" svg:y2="17.632cm" draw:start-shape="id19" draw:start-glue-point="0" draw:end-shape="id13" draw:end-glue-point="18" svg:d="M19205 18987v-669h589v-686" svg:viewBox="0 0 590 1356">
          <text:p/>
        </draw:connector>
        <draw:connector draw:style-name="gr14" draw:text-style-name="P6" draw:layer="layout" svg:x1="19.205cm" svg:y1="18.987cm" svg:x2="20.303cm" svg:y2="17.632cm" draw:start-shape="id19" draw:start-glue-point="0" draw:end-shape="id13" draw:end-glue-point="19" svg:d="M19205 18987v-669h1098v-686" svg:viewBox="0 0 1099 135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1T06:15:40.249519582</meta:creation-date>
    <dc:date>2016-09-03T10:03:36.943920384</dc:date>
    <meta:editing-duration>PT1H15M7S</meta:editing-duration>
    <meta:editing-cycles>12</meta:editing-cycles>
    <meta:generator>LibreOffice/5.2.0.4$Linux_X86_64 LibreOffice_project/20m0$Build-4</meta:generator>
    <meta:document-statistic meta:object-count="54"/>
  </office:meta>
</office:document-meta>
</file>